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66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66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356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3" style:family="graphic" style:parent-style-name="standard">
      <style:graphic-properties svg:stroke-width="0.051cm" svg:stroke-color="#ff00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276cm" draw:marker-end-width="0.276cm" draw:fill="none" draw:textarea-horizontal-align="right" draw:textarea-vertical-align="top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276cm" draw:marker-end-width="0.276cm" draw:fill="none" draw:textarea-horizontal-align="left" draw:textarea-vertical-align="top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f2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102cm" draw:shadow-offset-y="0.102cm" draw:shadow-color="#808080" draw:shadow-opacity="100%"/>
    </style:style>
    <style:style style:name="gr7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f2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102cm" draw:shadow-offset-y="0.102cm" draw:shadow-color="#808080" draw:shadow-opacity="100%" dr3d:edge-rounding="10%" dr3d:back-scale="100%" dr3d:depth="0.356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d320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0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d320" draw:secondary-fill-color="#99ccff" draw:fill-gradient-name="Gradient_20_9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36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11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2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356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13" style:family="graphic" style:parent-style-name="objectwithoutfill">
      <style:graphic-properties svg:stroke-width="0.051cm" svg:stroke-color="#ff0000" draw:marker-start="Arrow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2323dc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5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2323dc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381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16" style:family="graphic" style:parent-style-name="objectwithoutfill">
      <style:graphic-properties svg:stroke-width="0.102cm" svg:stroke-color="#0000ff" draw:marker-start="Arrow" draw:marker-start-width="0.4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198a8a" draw:secondary-fill-color="#cfe7e5" draw:fill-gradient-name="Gradient_20_10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8" style:family="graphic" style:parent-style-name="standard">
      <style:graphic-properties draw:stroke="none" draw:fill="solid" draw:fill-color="#198a8a" draw:shadow="hidden" dr3d:depth="0.331cm" dr3d:close-front="true" dr3d:close-back="true" dr3d:texture-generation-mode-x="parallel" dr3d:texture-generation-mode-y="parallel"/>
    </style:style>
    <style:style style:name="gr19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4476b" draw:secondary-fill-color="#cfe7e5" draw:fill-gradient-name="Gradient_20_10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0" style:family="graphic" style:parent-style-name="standard">
      <style:graphic-properties draw:stroke="none" draw:fill="solid" draw:fill-color="#94476b" dr3d:depth="0.4cm" dr3d:close-front="true" dr3d:close-back="true" dr3d:texture-generation-mode-x="parallel" dr3d:texture-generation-mode-y="parallel"/>
    </style:style>
    <style:style style:name="gr21" style:family="graphic" style:parent-style-name="standard">
      <style:graphic-properties draw:stroke="none" draw:fill="solid" draw:fill-color="#94476b" dr3d:depth="0.24cm" dr3d:close-front="true" dr3d:close-back="true" dr3d:texture-generation-mode-x="parallel" dr3d:texture-generation-mode-y="parallel"/>
    </style:style>
    <style:style style:name="gr22" style:family="graphic" style:parent-style-name="standard">
      <style:graphic-properties draw:stroke="none" svg:stroke-color="#000000" draw:fill="none" draw:fill-color="#ffffff" fo:min-height="3.2cm"/>
    </style:style>
    <style:style style:name="gr23" style:family="graphic" style:parent-style-name="standard">
      <style:graphic-properties draw:stroke="none" svg:stroke-color="#000000" draw:fill="none" draw:fill-color="#ffffff" draw:textarea-vertical-align="middle" fo:min-height="1cm"/>
    </style:style>
    <style:style style:name="gr2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15cm" fo:min-width="1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3d:scene draw:name="Square (Call-Processing)" draw:style-name="gr1" svg:width="1.747cm" svg:height="1.509cm" svg:x="21.801cm" svg:y="11.185cm" dr3d:transform="matrix (0.981440479386766 -0.00727553944191892 0.191628943395578 0.131112350199951 0.754689741119888 -0.64284752956937 -0.139943335125764 0.656041508728089 0.741636974388179 -6.87411269073438cm 9.72201023276788cm -10.1530727669736cm)" dr3d:vrp="(0 0 4713.76914285714)" dr3d:vpn="(0 0 4357.76914285714)" dr3d:projection="parallel" dr3d:distance="0.356cm" dr3d:focal-length="10.008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8128 -13716 1524 1524" svg:d="m8382-12192-24-1-23-5-24-7-22-9-22-11-21-14-20-15-19-17-17-19-15-20-14-21-11-22-9-22-7-24-5-23-1-24v-1016l1-24 5-23 7-24 9-22 11-22 14-21 15-20 17-19 19-17 20-15 21-14 22-11 22-9 24-7 23-5 24-1h1016l24 1 23 5 24 7 22 9 22 11 21 14 20 15 19 17 17 19 15 20 14 21 11 22 9 22 7 24 5 23 1 24v1016l-1 24-5 23-7 24-9 22-11 22-14 21-15 20-17 19-19 17-20 15-21 14-22 11-22 9-24 7-23 5-24 1z"/>
        </dr3d:scene>
        <dr3d:scene draw:name="Square (Call-Processing)" draw:style-name="gr1" svg:width="1.747cm" svg:height="1.509cm" svg:x="21.8cm" svg:y="4.491cm" dr3d:transform="matrix (0.981440479386766 -0.00727553944191892 0.191628943395578 0.131112350199951 0.754689741119888 -0.64284752956937 -0.139943335125764 0.656041508728089 0.741636974388179 -6.87411269073438cm 9.72201023276788cm -10.1530727669736cm)" dr3d:vrp="(0 0 4713.76914285714)" dr3d:vpn="(0 0 4357.76914285714)" dr3d:projection="parallel" dr3d:distance="0.356cm" dr3d:focal-length="10.008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8128 -13716 1524 1524" svg:d="m8382-12192-24-1-23-5-24-7-22-9-22-11-21-14-20-15-19-17-17-19-15-20-14-21-11-22-9-22-7-24-5-23-1-24v-1016l1-24 5-23 7-24 9-22 11-22 14-21 15-20 17-19 19-17 20-15 21-14 22-11 22-9 24-7 23-5 24-1h1016l24 1 23 5 24 7 22 9 22 11 21 14 20 15 19 17 17 19 15 20 14 21 11 22 9 22 7 24 5 23 1 24v1016l-1 24-5 23-7 24-9 22-11 22-14 21-15 20-17 19-19 17-20 15-21 14-22 11-22 9-24 7-23 5-24 1z"/>
        </dr3d:scene>
        <dr3d:scene draw:name="Square (Call-Processing)" draw:style-name="gr1" xml:id="id2" draw:id="id2" svg:width="1.747cm" svg:height="1.509cm" svg:x="21.6cm" svg:y="4.091cm" dr3d:transform="matrix (0.981440479386766 -0.00727553944191892 0.191628943395578 0.131112350199951 0.754689741119888 -0.64284752956937 -0.139943335125764 0.656041508728089 0.741636974388179 -6.87411269073438cm 9.72201023276788cm -10.1530727669736cm)" dr3d:vrp="(0 0 4713.76914285714)" dr3d:vpn="(0 0 4357.76914285714)" dr3d:projection="parallel" dr3d:distance="0.356cm" dr3d:focal-length="10.008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8128 -13716 1524 1524" svg:d="m8382-12192-24-1-23-5-24-7-22-9-22-11-21-14-20-15-19-17-17-19-15-20-14-21-11-22-9-22-7-24-5-23-1-24v-1016l1-24 5-23 7-24 9-22 11-22 14-21 15-20 17-19 19-17 20-15 21-14 22-11 22-9 24-7 23-5 24-1h1016l24 1 23 5 24 7 22 9 22 11 21 14 20 15 19 17 17 19 15 20 14 21 11 22 9 22 7 24 5 23 1 24v1016l-1 24-5 23-7 24-9 22-11 22-14 21-15 20-17 19-19 17-20 15-21 14-22 11-22 9-24 7-23 5-24 1z"/>
        </dr3d:scene>
        <draw:connector draw:style-name="gr3" draw:text-style-name="P1" draw:layer="layout" draw:type="curve" svg:x1="25.222cm" svg:y1="4.82cm" svg:x2="23.347cm" svg:y2="4.845cm" draw:start-shape="id1" draw:start-glue-point="3" draw:end-shape="id2" draw:end-glue-point="1" svg:d="m25222 4820c-1405 0-468 25-1875 25">
          <text:p/>
        </draw:connector>
        <draw:custom-shape draw:style-name="gr4" draw:text-style-name="P1" draw:layer="layout" svg:width="6.1cm" svg:height="5cm" svg:x="18.6cm" svg:y="2cm">
          <text:p text:style-name="P2">Ingress routing<text:line-break/>CD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6cm" svg:height="7.2cm" svg:x="7.4cm" svg:y="4.4cm">
          <text:p text:style-name="P1">Customer service platform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154cm" svg:height="5.6cm" svg:x="18.6cm" svg:y="9cm">
          <text:p text:style-name="P2">Egress routing<text:line-break/>CDR</text:p>
          <draw:enhanced-geometry svg:viewBox="0 0 21600 21600" draw:type="rectangle" draw:enhanced-path="M 0 0 L 21600 0 21600 21600 0 21600 0 0 Z N"/>
        </draw:custom-shape>
        <dr3d:scene draw:name="Octogon (Proxy)" draw:style-name="gr6" xml:id="id3" draw:id="id3" svg:width="1.802cm" svg:height="1.558cm" svg:x="17.6cm" svg:y="10.824cm" dr3d:transform="matrix (0.972845913299904 -0.0162890390537283 0.230879830609736 0.159566254243263 0.769777423031381 -0.618046381348472 -0.167658699393883 0.638104526075369 0.751474001093637 -6.85733167571283cm 8.11682609003718cm -8.62541773125552cm)" dr3d:vrp="(0 0 4713.76914285714)" dr3d:vpn="(0 0 4357.76914285714)" dr3d:projection="parallel" dr3d:distance="0.356cm" dr3d:focal-length="10.008cm" dr3d:shadow-slant="0" dr3d:shade-mode="flat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7" draw:layer="layout" svg:viewBox="8128 -11176 1524 1524" svg:d="m8636-9652h508l508-508v-508l-508-508h-508l-508 508v508z"/>
        </dr3d:scene>
        <dr3d:scene draw:name="Square (Call-Processing)" draw:style-name="gr1" xml:id="id4" draw:id="id4" svg:width="1.747cm" svg:height="1.509cm" svg:x="21.6cm" svg:y="10.849cm" dr3d:transform="matrix (0.981440479386766 -0.00727553944191892 0.191628943395578 0.131112350199951 0.754689741119888 -0.64284752956937 -0.139943335125764 0.656041508728089 0.741636974388179 -6.87411269073438cm 9.72201023276788cm -10.1530727669736cm)" dr3d:vrp="(0 0 4713.76914285714)" dr3d:vpn="(0 0 4357.76914285714)" dr3d:projection="parallel" dr3d:distance="0.356cm" dr3d:focal-length="10.008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8128 -13716 1524 1524" svg:d="m8382-12192-24-1-23-5-24-7-22-9-22-11-21-14-20-15-19-17-17-19-15-20-14-21-11-22-9-22-7-24-5-23-1-24v-1016l1-24 5-23 7-24 9-22 11-22 14-21 15-20 17-19 19-17 20-15 21-14 22-11 22-9 24-7 23-5 24-1h1016l24 1 23 5 24 7 22 9 22 11 21 14 20 15 19 17 17 19 15 20 14 21 11 22 9 22 7 24 5 23 1 24v1016l-1 24-5 23-7 24-9 22-11 22-14 21-15 20-17 19-19 17-20 15-21 14-22 11-22 9-24 7-23 5-24 1z"/>
        </dr3d:scene>
        <draw:frame draw:style-name="gr8" xml:id="id10" draw:id="id10" draw:layer="layout" svg:width="2.674cm" svg:height="1.529cm" svg:x="25cm" svg:y="12.8cm">
          <draw:text-box>
            <text:p>Outbound<text:line-break/>Carrier(s)</text:p>
          </draw:text-box>
        </draw:frame>
        <draw:connector draw:style-name="gr3" draw:text-style-name="P1" draw:layer="layout" draw:type="curve" svg:x1="19.402cm" svg:y1="11.603cm" svg:x2="21.6cm" svg:y2="11.603cm" draw:start-shape="id3" draw:start-glue-point="1" draw:end-shape="id4" draw:end-glue-point="3" svg:d="m19402 11603h2198">
          <text:p/>
        </draw:connector>
        <draw:connector draw:style-name="gr3" draw:text-style-name="P1" draw:layer="layout" draw:type="curve" svg:x1="23.347cm" svg:y1="11.603cm" svg:x2="25.4cm" svg:y2="11.603cm" draw:start-shape="id4" draw:start-glue-point="1" draw:end-shape="id5" draw:end-glue-point="3" svg:d="m23347 11603h2053">
          <text:p/>
        </draw:connector>
        <dr3d:scene draw:name="Square (Call-Processing)" draw:style-name="gr1" xml:id="id6" draw:id="id6" svg:width="1.747cm" svg:height="1.509cm" svg:x="15.2cm" svg:y="6.825cm" dr3d:transform="matrix (0.981440479386766 -0.00727553944191892 0.191628943395578 0.131112350199951 0.754689741119888 -0.64284752956937 -0.139943335125764 0.656041508728089 0.741636974388179 -6.87411269073438cm 9.72201023276788cm -10.1530727669736cm)" dr3d:vrp="(0 0 4713.76914285714)" dr3d:vpn="(0 0 4357.76914285714)" dr3d:projection="parallel" dr3d:distance="0.356cm" dr3d:focal-length="10.008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8128 -13716 1524 1524" svg:d="m8382-12192-24-1-23-5-24-7-22-9-22-11-21-14-20-15-19-17-17-19-15-20-14-21-11-22-9-22-7-24-5-23-1-24v-1016l1-24 5-23 7-24 9-22 11-22 14-21 15-20 17-19 19-17 20-15 21-14 22-11 22-9 24-7 23-5 24-1h1016l24 1 23 5 24 7 22 9 22 11 21 14 20 15 19 17 17 19 15 20 14 21 11 22 9 22 7 24 5 23 1 24v1016l-1 24-5 23-7 24-9 22-11 22-14 21-15 20-17 19-19 17-20 15-21 14-22 11-22 9-24 7-23 5-24 1z"/>
        </dr3d:scene>
        <draw:connector draw:style-name="gr3" draw:text-style-name="P1" draw:layer="layout" draw:type="curve" svg:x1="21.6cm" svg:y1="4.845cm" svg:x2="16.073cm" svg:y2="6.825cm" draw:start-shape="id2" draw:start-glue-point="3" draw:end-shape="id6" draw:end-glue-point="0" svg:d="m21600 4845c-3685 0-5527 660-5527 1980">
          <text:p/>
        </draw:connector>
        <draw:connector draw:style-name="gr3" draw:text-style-name="P1" draw:layer="layout" draw:type="curve" svg:x1="16.073cm" svg:y1="8.334cm" svg:x2="17.6cm" svg:y2="11.603cm" draw:start-shape="id6" draw:start-glue-point="2" draw:end-shape="id3" draw:end-glue-point="3" svg:d="m16073 8334c0 2180 509 3269 1527 3269">
          <text:p/>
        </draw:connector>
        <dr3d:scene draw:name="Octogon (Proxy)" draw:style-name="gr6" xml:id="id7" draw:id="id7" svg:width="1.802cm" svg:height="1.558cm" svg:x="10.2cm" svg:y="6.8cm" dr3d:transform="matrix (0.972845913299904 -0.0162890390537283 0.230879830609736 0.159566254243263 0.769777423031381 -0.618046381348472 -0.167658699393883 0.638104526075369 0.751474001093637 -6.85733167571283cm 8.11682609003718cm -8.62541773125552cm)" dr3d:vrp="(0 0 4713.76914285714)" dr3d:vpn="(0 0 4357.76914285714)" dr3d:projection="parallel" dr3d:distance="0.356cm" dr3d:focal-length="10.008cm" dr3d:shadow-slant="0" dr3d:shade-mode="flat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7" draw:layer="layout" svg:viewBox="8128 -11176 1524 1524" svg:d="m8636-9652h508l508-508v-508l-508-508h-508l-508 508v508z"/>
        </dr3d:scene>
        <dr3d:scene draw:style-name="gr9" xml:id="id8" draw:id="id8" svg:width="2.151cm" svg:height="1.407cm" svg:x="10cm" svg:y="9.393cm" dr3d:transform="matrix (0.966986947813876 -0.00390018647163352 0.254796058256582 0.143332356000583 0.835044297452565 -0.531184390786546 -0.210694277285661 0.550168892102634 0.808035959398858 -2.85067459446487cm 7.84024572243848cm -6.32693637214315cm)" dr3d:vrp="(0 0 6077.14285714286)" dr3d:vpn="(0 0 5717.14285714286)" dr3d:projection="parallel" dr3d:distance="0.36cm" dr3d:focal-length="10cm" dr3d:shadow-slant="0" dr3d:shade-mode="flat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0" draw:layer="layout" svg:viewBox="3400 -10201 2001 1401" svg:d="m3900-8800h1000v-525h250v169l251-344-251-344v169h-250v-525h-1000v525h-250v-169l-250 344 250 344v-169h250zm-500 525zm2001-1401z"/>
        </dr3d:scene>
        <dr3d:scene draw:style-name="gr11" xml:id="id1" draw:id="id1" svg:width="1.756cm" svg:height="1.633cm" svg:x="25.222cm" svg:y="4.004cm" dr3d:transform="matrix (0.958806351354308 -0.0123647254355885 0.283791286278387 0.145838008185242 0.878760397474216 -0.454435297044057 -0.243765575853525 0.477103005016591 0.844364297346198 -12.8278148632828cm 10.5967064696911cm -9.89211819741477cm)" dr3d:vrp="(0 0 4713.76914285714)" dr3d:vpn="(0 0 4357.76914285714)" dr3d:projection="parallel" dr3d:distance="0.356cm" dr3d:focal-length="10.008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2" draw:layer="layout" svg:viewBox="14478 -12700 1524 1524" svg:d="m14859-11557h282v191h-92l191 190 191-190h-92v-191h282v-282h191v92l190-191-190-191v92h-191v-282h-282v-191h92l-191-190-191 190h92v191h-282v282h-191v-92l-190 191 190 191v-92h191z"/>
        </dr3d:scene>
        <dr3d:scene draw:style-name="gr11" xml:id="id5" draw:id="id5" svg:width="1.756cm" svg:height="1.633cm" svg:x="25.4cm" svg:y="10.787cm" dr3d:transform="matrix (0.958806351354308 -0.0123647254355885 0.283791286278387 0.145838008185242 0.878760397474216 -0.454435297044057 -0.243765575853525 0.477103005016591 0.844364297346198 -12.8278148632828cm 10.5967064696911cm -9.89211819741477cm)" dr3d:vrp="(0 0 4713.76914285714)" dr3d:vpn="(0 0 4357.76914285714)" dr3d:projection="parallel" dr3d:distance="0.356cm" dr3d:focal-length="10.008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2" draw:layer="layout" svg:viewBox="14478 -12700 1524 1524" svg:d="m14859-11557h282v191h-92l191 190 191-190h-92v-191h282v-282h191v92l190-191-190-191v92h-191v-282h-282v-191h92l-191-190-191 190h92v191h-282v282h-191v-92l-190 191 190 191v-92h191z"/>
        </dr3d:scene>
        <draw:frame draw:style-name="gr8" xml:id="id9" draw:id="id9" draw:layer="layout" svg:width="2.564cm" svg:height="1.529cm" svg:x="25.012cm" svg:y="6cm">
          <draw:text-box>
            <text:p>Inbound<text:line-break/>Carrier(s)</text:p>
          </draw:text-box>
        </draw:frame>
        <draw:connector draw:style-name="gr13" draw:text-style-name="P1" draw:layer="layout" draw:type="curve" svg:x1="15.2cm" svg:y1="7.579cm" svg:x2="12.002cm" svg:y2="7.579cm" draw:start-shape="id6" draw:start-glue-point="3" draw:end-shape="id7" draw:end-glue-point="1" svg:d="m15200 7579h-3198">
          <text:p/>
        </draw:connector>
        <dr3d:scene draw:name="Triangle (Database)" draw:style-name="gr14" svg:width="2.042cm" svg:height="1.495cm" svg:x="11.933cm" svg:y="1.843cm" dr3d:transform="matrix (0.965222150182815 0 0.261431063181985 0.167907087303955 0.766485656317644 -0.619924954081067 -0.200383160044864 0.642261425479774 0.739828933275203 -8.78170349508869cm 9.41916697262658cm -10.8065829857827cm)" dr3d:vrp="(0 0 5467.92342857143)" dr3d:vpn="(0 0 5086.92342857143)" dr3d:projection="parallel" dr3d:distance="0.381cm" dr3d:focal-length="10.008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5" draw:layer="layout" svg:viewBox="10414 -13208 1779 1524" svg:d="m11303-11684 890-1524h-1779z"/>
        </dr3d:scene>
        <draw:frame draw:style-name="gr8" draw:layer="layout" svg:width="5.04cm" svg:height="0.89cm" svg:x="6.8cm" svg:y="2cm">
          <draw:text-box>
            <text:p>Unified Management</text:p>
          </draw:text-box>
        </draw:frame>
        <draw:connector draw:style-name="gr16" draw:text-style-name="P1" draw:layer="layout" draw:type="curve" svg:x1="12.151cm" svg:y1="10.096cm" svg:x2="25.012cm" svg:y2="6.764cm" draw:start-shape="id8" draw:start-glue-point="1" draw:end-shape="id9" draw:end-glue-point="3" svg:d="m12151 10096c9646 0 3216-3332 12861-3332">
          <text:p/>
        </draw:connector>
        <draw:connector draw:style-name="gr16" draw:text-style-name="P1" draw:layer="layout" draw:type="curve" draw:line-skew="-2.576cm" svg:x1="12.151cm" svg:y1="10.096cm" svg:x2="25cm" svg:y2="13.564cm" draw:start-shape="id8" draw:start-glue-point="1" draw:end-shape="id10" draw:end-glue-point="3" svg:d="m12151 10096c5773 0-651 3468 12849 3468">
          <text:p/>
        </draw:connector>
        <dr3d:scene draw:style-name="gr11" xml:id="id11" draw:id="id11" svg:width="1.756cm" svg:height="1.633cm" svg:x="2.512cm" svg:y="5.22cm" dr3d:transform="matrix (0.958806351354308 -0.0123647254355885 0.283791286278387 0.145838008185242 0.878760397474216 -0.454435297044057 -0.243765575853525 0.477103005016591 0.844364297346198 -12.8278148632828cm 10.5967064696911cm -9.89211819741477cm)" dr3d:vrp="(0 0 4713.76914285714)" dr3d:vpn="(0 0 4357.76914285714)" dr3d:projection="parallel" dr3d:distance="0.356cm" dr3d:focal-length="10.008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2" draw:layer="layout" svg:viewBox="14478 -12700 1524 1524" svg:d="m14859-11557h282v191h-92l191 190 191-190h-92v-191h282v-282h191v92l190-191-190-191v92h-191v-282h-282v-191h92l-191-190-191 190h92v191h-282v282h-191v-92l-190 191 190 191v-92h191z"/>
        </dr3d:scene>
        <dr3d:scene draw:style-name="gr17" xml:id="id12" draw:id="id12" svg:width="1.552cm" svg:height="1.301cm" svg:x="2.6cm" svg:y="7.6cm" dr3d:transform="matrix (0.980251254078141 0.0145707738134979 0.197218587939138 0.0809523831871357 0.880329599743113 -0.467404008832246 -0.18042779867458 0.474138680521435 0.861764655285211 -20.9341323706004cm 9.7585623197401cm -9.93944954136677cm)" dr3d:vrp="(0 0 4688.14285714286)" dr3d:vpn="(0 0 4357.14285714286)" dr3d:projection="perspective" dr3d:distance="0.331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8" draw:layer="layout" svg:viewBox="21574 -11414 1524 508" svg:d="m23098-11414-1 26-3 25-5 26-7 25-8 25-11 25-12 24-15 24-16 24-18 23-19 22-22 21-22 21-25 20-26 19-27 18-29 17-30 17-31 15-32 14-33 13-34 12-36 11-35 9-37 9-37 7-38 6-38 4-38 3-38 2-39 1-39-1-38-2-38-3-38-4-38-6-37-7-37-9-35-9-36-11-34-12-33-13-32-14-31-15-30-17-29-17-27-18-26-19-25-20-22-21-22-21-19-22-18-23-16-24-15-24-12-24-11-25-8-25-7-25-5-26-3-25-1-26h381v13l2 13 2 12 4 13 4 13 5 12 7 12 7 12 8 12 9 11 10 11 10 11 12 10 12 10 13 10 14 9 14 9 15 8 15 7 16 8 17 6 17 6 18 5 18 5 18 4 19 4 18 3 19 2 19 2 20 1h19 19l20-1 19-2 19-2 18-3 19-4 18-4 18-5 18-5 17-6 17-6 16-8 15-7 15-8 14-9 14-9 13-10 12-10 12-10 10-11 10-11 9-11 8-12 7-12 7-12 5-12 4-13 4-13 2-12 2-13v-13z"/>
          <dr3d:extrude draw:style-name="gr18" draw:layer="layout" svg:viewBox="21574 -12177 1524 763" svg:d="m22336-11414 762-763h-1524z"/>
        </dr3d:scene>
        <draw:g xml:id="id13" draw:id="id13">
          <dr3d:scene draw:style-name="gr19" svg:width="1.14cm" svg:height="0.765cm" svg:x="2.58cm" svg:y="10.821cm" dr3d:transform="matrix (0.973054049915276 0.0419629534303768 0.226726545606997 0.106593877979653 0.790053922203176 -0.603699051836788 -0.204459191822575 0.611599469056979 0.764292174713625 -18.0540461833085cm 12.2709488688365cm -14.8955738896631cm)" dr3d:vrp="(0 0 4031.42857142857)" dr3d:vpn="(0 0 3631.42857142857)" dr3d:projection="perspective" dr3d:distance="0.4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20" draw:layer="layout" dr3d:transform="matrix (0.999938958153886 0.00866162585171221 0.00685975245385315 -0.00867924154156786 0.999959102686676 0.00254238476883779 -0.00683745072276999 -0.00260176702542871 0.999973239679918 -0.140711281691093cm -0.175117073968244cm -0.0965795949915612cm)" svg:viewBox="19796 -17764 1016 508" svg:d="m19796-17764v508h1016v-508z"/>
          </dr3d:scene>
          <dr3d:scene draw:style-name="gr19" svg:width="1.36cm" svg:height="1.044cm" svg:x="2.44cm" svg:y="9.8cm" dr3d:transform="matrix (0.967291038435819 0.0669610129802154 0.244671759102717 0.0695553969897714 0.857551452609035 -0.509673967235654 -0.243946907566687 0.510021302367653 0.824844335265662 -18.3927504773966cm 13.5957477994204cm -13.9872689685907cm)" dr3d:vrp="(0 0 3145.71428571429)" dr3d:vpn="(0 0 2905.71428571429)" dr3d:projection="perspective" dr3d:distance="0.24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21" draw:layer="layout" svg:viewBox="19796 -18018 1016 1016" svg:d="m19796-18018v1016h1016v-1016z"/>
          </dr3d:scene>
        </draw:g>
        <draw:frame draw:style-name="gr22" draw:layer="layout" svg:width="5.4cm" svg:height="3.45cm" svg:x="1cm" svg:y="12.2cm">
          <draw:text-box>
            <text:p>Customer Premises Equipment<text:line-break/><text:span text:style-name="T1">IP-PBX, IP-Phone, Softphone, ...</text:span></text:p>
          </draw:text-box>
        </draw:frame>
        <draw:connector draw:style-name="gr13" draw:text-style-name="P1" draw:layer="layout" draw:type="curve" svg:x1="4.268cm" svg:y1="6.036cm" svg:x2="10.2cm" svg:y2="7.579cm" draw:start-shape="id11" draw:start-glue-point="1" draw:end-shape="id7" draw:end-glue-point="3" svg:d="m4268 6036c4449 0 1483 1543 5932 1543">
          <text:p/>
        </draw:connector>
        <draw:connector draw:style-name="gr13" draw:text-style-name="P1" draw:layer="layout" draw:type="curve" svg:x1="4.152cm" svg:y1="8.25cm" svg:x2="10.2cm" svg:y2="7.579cm" draw:start-shape="id12" draw:start-glue-point="1" draw:end-shape="id7" draw:end-glue-point="3" svg:d="m4152 8250c4536 0 1512-671 6048-671">
          <text:p/>
        </draw:connector>
        <draw:connector draw:style-name="gr13" draw:text-style-name="P1" draw:layer="layout" draw:type="curve" svg:x1="3.8cm" svg:y1="10.693cm" svg:x2="10.2cm" svg:y2="7.579cm" draw:start-shape="id13" draw:start-glue-point="1" draw:end-shape="id7" draw:end-glue-point="3" svg:d="m3800 10693c4800 0 1600-3114 6400-3114">
          <text:p/>
        </draw:connector>
        <draw:connector draw:style-name="gr16" draw:text-style-name="P1" draw:layer="layout" draw:type="curve" svg:x1="4.268cm" svg:y1="6.036cm" svg:x2="10cm" svg:y2="10.096cm" draw:start-shape="id11" draw:start-glue-point="1" draw:end-shape="id8" draw:end-glue-point="3" svg:d="m4268 6036c4299 0 1433 4060 5732 4060">
          <text:p/>
        </draw:connector>
        <draw:connector draw:style-name="gr16" draw:text-style-name="P1" draw:layer="layout" draw:type="curve" svg:x1="4.152cm" svg:y1="8.25cm" svg:x2="10cm" svg:y2="10.096cm" draw:start-shape="id12" draw:end-shape="id8" draw:end-glue-point="3" svg:d="m4152 8250c4386 0 1462 1846 5848 1846">
          <text:p/>
        </draw:connector>
        <draw:connector draw:style-name="gr16" draw:text-style-name="P1" draw:layer="layout" draw:type="curve" svg:x1="3.8cm" svg:y1="10.693cm" svg:x2="10cm" svg:y2="10.096cm" draw:start-shape="id13" draw:end-shape="id8" draw:end-glue-point="3" svg:d="m3800 10693c4650 0 1550-597 6200-597">
          <text:p/>
        </draw:connector>
        <draw:connector draw:style-name="gr13" draw:text-style-name="P1" draw:layer="layout" svg:x1="15.985cm" svg:y1="17.881cm" svg:x2="17.97cm" svg:y2="17.881cm" svg:d="m15985 17881h1985">
          <text:p/>
        </draw:connector>
        <draw:frame draw:style-name="gr8" draw:layer="layout" svg:width="4.765cm" svg:height="0.89cm" svg:x="18.4cm" svg:y="17.4cm">
          <draw:text-box>
            <text:p>SIP (Call Signaling)</text:p>
          </draw:text-box>
        </draw:frame>
        <draw:connector draw:style-name="gr16" draw:text-style-name="P1" draw:layer="layout" svg:x1="16.013cm" svg:y1="18.881cm" svg:x2="17.997cm" svg:y2="18.879cm" svg:d="m16013 18881h992v-2h992">
          <text:p/>
        </draw:connector>
        <draw:frame draw:style-name="gr8" draw:layer="layout" svg:width="5.129cm" svg:height="0.89cm" svg:x="18.4cm" svg:y="18.4cm">
          <draw:text-box>
            <text:p>RTP (voice, T.38 fax)</text:p>
          </draw:text-box>
        </draw:frame>
        <draw:frame draw:style-name="gr23" draw:text-style-name="P1" draw:layer="layout" svg:width="1.8cm" svg:height="1.25cm" svg:x="17.5cm" svg:y="10.95cm">
          <draw:text-box>
            <text:p text:style-name="P1">LCR</text:p>
          </draw:text-box>
        </draw:frame>
        <draw:frame draw:style-name="gr24" draw:text-style-name="P1" draw:layer="layout" svg:width="1.8cm" svg:height="1.4cm" svg:x="10.2cm" svg:y="9.4cm">
          <draw:text-box>
            <text:p text:style-name="P1">MP</text:p>
          </draw:text-box>
        </draw:frame>
        <draw:frame draw:style-name="gr8" draw:layer="layout" svg:width="8.668cm" svg:height="2.168cm" svg:x="3.2cm" svg:y="17.4cm">
          <draw:text-box>
            <text:p>MP<text:tab/>Media-Proxy (NAT workaround)<text:line-break/>LCR<text:tab/>Least Cost Routing<text:line-break/>CDR<text:tab/>Call Detail Record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80808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10" draw:fill-hatch-name="Hatching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style-name="Regular" style:font-family-generic="swiss" style:font-pitch="variable" fo:font-size="1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éphane </meta:initial-creator>
    <meta:creation-date>2011-01-19T01:45:07</meta:creation-date>
    <dc:date>2012-02-07T15:29:37</dc:date>
    <dc:creator>Stéphane </dc:creator>
    <meta:editing-duration>PT42M3S</meta:editing-duration>
    <meta:editing-cycles>5</meta:editing-cycles>
    <meta:generator>LibreOffice/3.4$Unix LibreOffice_project/340m1$Build-502</meta:generator>
    <meta:document-statistic meta:object-count="60"/>
  </office:meta>
</office:document-meta>
</file>